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0.583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738cm" fo:break-before="auto" style:use-optimal-row-height="true"/>
    </style:style>
    <style:style style:name="ro8" style:family="table-row">
      <style:table-row-properties style:row-height="8.109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41" style:family="table-cell" style:parent-style-name="Default" style:data-style-name="N0">
      <style:table-cell-properties fo:wrap-option="wrap" fo:border="0.06pt solid #000000" style:vertical-align="automatic"/>
    </style:style>
    <style:style style:name="ce43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42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Гиперссылка" style:data-style-name="N0">
      <style:table-cell-properties fo:wrap-option="wrap" fo:border="0.06pt solid #000000" style:vertical-align="automatic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style-complex="normal" style:font-relief="none" style:font-weight-complex="normal" style:font-size-complex="11pt" style:font-name-complex="Liberation Sans1" style:language-complex="hi" style:country-complex="IN" fo:language="ru" fo:country="RU" fo:text-shadow="none" fo:font-style="normal" style:text-underline-style="none" style:text-underline-color="font-color" fo:font-size="11pt" fo:color="#000000" style:font-size-asian="11pt" style:font-name="Liberation Sans1" fo:font-weight="normal" style:text-line-through-type="none" style:text-outline="false" style:text-line-through-mode="continuous" style:language-asian="zh" style:country-asian="CN" style:font-name-asian="Liberation Sans1" style:font-weight-asian="normal" style:font-style-asian="normal" style:text-emphasize="none" style:text-overline-style="none" style:text-overline-color="font-color"/>
    </style:style>
    <style:style style:name="T7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1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2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6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1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2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3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4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9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1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2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3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4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8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1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3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6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7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5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6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4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5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7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8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6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6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fo:color="#4a148c" style:font-size-asian="11pt"/>
    </style:style>
    <style:style style:name="T117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style:font-size-asian="11pt" fo:color="#7030a0"/>
    </style:style>
    <style:style style:name="T118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style:font-size-asian="11pt" fo:color="#006064"/>
    </style:style>
    <style:style style:name="T119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color="#000000" fo:font-size="6pt" style:font-size-asian="6pt" style:font-size-complex="6pt"/>
    </style:style>
    <style:style style:name="T120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color="#ff0000" fo:font-size="11pt" style:font-size-asian="11pt" style:font-size-complex="11pt"/>
    </style:style>
    <style:style style:name="T121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font-size="11pt" style:font-size-asian="11pt" style:font-size-complex="11pt" fo:color="#7030a0"/>
    </style:style>
    <style:style style:name="T122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font-size="11pt" style:font-size-asian="11pt" style:font-size-complex="11pt" fo:color="#33691e"/>
    </style:style>
    <style:style style:name="T12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d47a1"/>
    </style:style>
    <style:style style:name="T13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4a19"/>
    </style:style>
    <style:style style:name="T13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84315"/>
    </style:style>
    <style:style style:name="T13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3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3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3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3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3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4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4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4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4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4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4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4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47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48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49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5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51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5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3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54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5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5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5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60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6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6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6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6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6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6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6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69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0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71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7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7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7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7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7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77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7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8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8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8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8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8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1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1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187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89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9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9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19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19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19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19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19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19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0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0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0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0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0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0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0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10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12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13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14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1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7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1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2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2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2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3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3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36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3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3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1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2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СЛУЖБЫ (скрытые фоновые процессы)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temctl stop predictive</text:p>
          </table:table-cell>
          <table:table-cell table:style-name="ce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list-units</text:p>
          </table:table-cell>
          <table:table-cell table:style-name="ce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tart service</text:p>
          </table:table-cell>
          <table:table-cell table:style-name="ce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restart …</text:p>
          </table:table-cell>
          <table:table-cell table:style-name="ce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systemctl </text:span>try-restart …</text:p>
          </table:table-cell>
          <table:table-cell table:style-name="ce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systemctl </text:span>reload-or-restart …</text:p>
          </table:table-cell>
          <table:table-cell table:style-name="ce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systemctl </text:span>enable …</text:p>
          </table:table-cell>
          <table:table-cell table:style-name="ce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systemctl </text:span>disable …</text:p>
          </table:table-cell>
          <table:table-cell table:style-name="ce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systemctl </text:span>is-enabled </text:p>
          </table:table-cell>
          <table:table-cell table:style-name="ce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systemctl </text:span>snapsot</text:p>
          </table:table-cell>
          <table:table-cell table:style-name="ce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systemctl </text:span>daemon-reload</text:p>
          </table:table-cell>
          <table:table-cell table:style-name="ce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ed</text:p>
          </table:table-cell>
          <table:table-cell table:style-name="ce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9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7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7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7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7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lsusb</text:p>
          </table:table-cell>
          <table:table-cell table:style-name="ce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nimage -L</text:p>
          </table:table-cell>
          <table:table-cell table:style-name="ce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ubuntu-drivers devices</text:p>
          </table:table-cell>
          <table:table-cell table:style-name="ce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brscan-skey <text:s/>-l</text:p>
          </table:table-cell>
          <table:table-cell table:style-name="ce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1022"/>
        </table:table-row>
        <table:table-row table:style-name="ro10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8">sudo sh ./VBoxLinuxAdditions.run</text:span></text:p>
            <text:p><text:span text:style-name="T8">sudo adduser username vboxsf</text:span></text:p>
            <text:p><text:span text:style-name="T8">sudo reboot</text:span></text:p>
          </table:table-cell>
          <table:table-cell table:style-name="ce2"/>
          <table:table-cell table:number-columns-repeated="1022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9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3"/>
        <table:table-column table:style-name="co6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68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">git </text:span><text:span text:style-name="T10">add</text:span><text:span text:style-name="T11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2">git </text:span><text:span text:style-name="T13">commit</text:span><text:span text:style-name="T14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it <text:span text:style-name="T15">push</text:span> -u <text:span text:style-name="T16">origin master</text:span></text:p>
          </table:table-cell>
          <table:table-cell table:style-name="ce2" office:value-type="string" calcext:value-type="string">
            <text:p><text:span text:style-name="T61">из локального выгрузить ветку главную в репозиторий, подключенный как </text:span><text:span text:style-name="T62">origin</text:span><text:span text:style-name="T63">, в ветку </text:span><text:span text:style-name="T64">mast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git <text:span text:style-name="T17">diff</text:span> --stat --cached<text:span text:style-name="T18"> origin/master</text:span></text:p>
          </table:table-cell>
          <table:table-cell table:style-name="ce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9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9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0">git </text:span><text:span text:style-name="T21">clone</text:span><text:span text:style-name="T22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git clean -df</text:p>
            <text:p>git reset --hard</text:p>
            <text:p>git pull <text:span text:style-name="T18">origin master</text:span>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ТЭГИ</text:p>
          </table:table-cell>
          <table:table-cell table:style-name="ce4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8">создать «легковесный» тэг, связанный с последним</text:span></text:p>
            <text:p><text:span text:style-name="T38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БЭКАП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</text:p>
          </table:table-cell>
          <table:table-cell table:style-name="ce10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1">
          <table:table-cell table:style-name="ce11" office:value-type="string" calcext:value-type="string">
            <text:p>git <text:span text:style-name="T23">reset</text:span> --soft <text:span text:style-name="T16">origin feature</text:span></text:p>
          </table:table-cell>
          <table:table-cell table:style-name="ce2" office:value-type="string" calcext:value-type="string">
            <text:p><text:span text:style-name="T65">Главная команда!</text:span></text:p>
            <text:p><text:span text:style-name="T38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23">checkout</text:span> &lt;hello.html&gt;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НАЛИЗ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git <text:span text:style-name="T17">diff</text:span> --stat --cached<text:span text:style-name="T18"> origin/master</text:span></text:p>
          </table:table-cell>
          <table:table-cell table:style-name="ce10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24">git </text:span><text:span text:style-name="T25">remote</text:span><text:span text:style-name="T26"> </text:span><text:span text:style-name="T27">show </text:span><text:span text:style-name="T28">origin</text:span></text:p>
          </table:table-cell>
          <table:table-cell table:style-name="ce10" office:value-type="string" calcext:value-type="string">
            <text:p><text:span text:style-name="T8">то же самое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8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9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password "your password"</text:p>
          </table:table-cell>
          <table:table-cell table:style-name="ce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0">git config --global user.email </text:span><text:span text:style-name="T31">"</text:span>AntAlMakarov@greenatom.ru<text:span text:style-name="T32">"</text:span></text:p>
          </table:table-cell>
          <table:table-cell table:style-name="ce2" office:value-type="string" calcext:value-type="string">
            <text:p><text:span text:style-name="T8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3">git </text:span><text:span text:style-name="T34">remote </text:span><text:span text:style-name="T35">add</text:span><text:span text:style-name="T36"> </text:span><text:span text:style-name="T35">origin</text:span><text:span text:style-name="T37"> </text:span>https://gitlab.com/dev/name_repo<text:span text:style-name="T38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8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39">remote </text:span><text:span text:style-name="T40">set-url</text:span><text:span text:style-name="T41"> </text:span><text:span text:style-name="T40">origin</text:span><text:span text:style-name="T41"> </text:span>new.git.url/here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2" office:value-type="string" calcext:value-type="string">
            <text:p><text:span text:style-name="T42">git remote set-url origin https://&lt;MYNAME&gt;</text:span>:&lt;MYTOKEN&gt;@github.com/scuzzlebuzzle/ol3-1.git</text:p>
          </table:table-cell>
          <table:table-cell table:style-name="ce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5">
          <table:table-cell table:style-name="ce5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6" office:value-type="string" calcext:value-type="string">
            <text:p>Запушить с токеном вместо пароля. Ставим вметсо имени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8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8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7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9">
          <table:table-cell table:style-name="ce10" office:value-type="string" calcext:value-type="string">
            <text:p>git checkout &lt;feature&gt;</text:p>
            <text:p>git <text:span text:style-name="T43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4">stash</text:span></text:p>
          </table:table-cell>
          <table:table-cell table:style-name="ce10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4">stash</text:span> save "Какое-нибудь сообщение"</text:p>
          </table:table-cell>
          <table:table-cell table:style-name="ce10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4">stash</text:span> save <text:span text:style-name="T45">-u</text:span></text:p>
          </table:table-cell>
          <table:table-cell table:style-name="ce10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4">stash</text:span> list</text:p>
          </table:table-cell>
          <table:table-cell table:style-name="ce10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4">push -d</text:span> origin &lt;branch_name&gt;</text:p>
          </table:table-cell>
          <table:table-cell table:style-name="ce10" office:value-type="string" calcext:value-type="string">
            <text:p>Удаление ветки на удаленном репозитории  И локально: 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branch -d &lt;имя ветки&gt;</text:p>
          </table:table-cell>
          <table:table-cell table:style-name="ce10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<text:span text:style-name="T46">stash</text:span> <text:span text:style-name="T47">clear</text:span></text:p>
          </table:table-cell>
          <table:table-cell table:style-name="ce10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it <text:span text:style-name="T44">stash</text:span></text:p>
            <text:p>git checkout branch123</text:p>
            <text:p>git <text:span text:style-name="T44">stash apply</text:span></text:p>
          </table:table-cell>
          <table:table-cell table:style-name="ce10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 table:number-rows-repeated="3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4" office:value-type="string" calcext:value-type="string">
            <text:p>ВЕТКИ в Gitlab - правильное создание issue и их мерджевание</text:p>
          </table:table-cell>
          <table:table-cell table:style-name="ce14"/>
          <table:table-cell table:number-columns-repeated="1022"/>
        </table:table-row>
        <table:table-row table:style-name="ro12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0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5" office:value-type="string" calcext:value-type="string">
            <text:p>Мердж / <text:s/>Пул реквест</text:p>
          </table:table-cell>
          <table:table-cell table:style-name="ce15"/>
          <table:table-cell table:style-name="ce16" table:number-columns-repeated="62"/>
          <table:table-cell table:style-name="ce69" table:number-columns-repeated="960"/>
        </table:table-row>
        <table:table-row table:style-name="ro14">
          <table:table-cell table:style-name="ce10" office:value-type="string" calcext:value-type="string">
            <text:p>git checkout aq</text:p>
            <text:p>git rebase master</text:p>
          </table:table-cell>
          <table:table-cell table:style-name="ce10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checkout aq</text:p>
            <text:p>git merge origin/master</text:p>
          </table:table-cell>
          <table:table-cell table:style-name="ce10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3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SSH-key</text:p>
          </table:table-cell>
          <table:table-cell table:style-name="ce4"/>
          <table:table-cell table:number-columns-repeated="1022"/>
        </table:table-row>
        <table:table-row table:style-name="ro19">
          <table:table-cell table:style-name="ce62" office:value-type="string" calcext:value-type="string" table:number-columns-spanned="2" table:number-rows-spanned="1">
            <text:p><text:span text:style-name="T38">Open a terminal on Linux or macOS, or Git Bash / WSL on Windows.</text:span></text:p>
            <text:p><text:span text:style-name="T38">Generate a new ED25519 SSH key pair:</text:span></text:p>
            <text:p><text:span text:style-name="T38">ssh-keygen -t ed25519 -C "email@example.com"</text:span></text:p>
            <text:p/>
            <text:p><text:span text:style-name="T38">Or, if you want to use RSA:</text:span></text:p>
            <text:p><text:span text:style-name="T38">ssh-keygen -t rsa -b 4096 -C "email@example.com"</text:span></text:p>
            <text:p/>
            <text:p><text:span text:style-name="T38">It will generate the key in =&gt; C:\Users\yourname.ssh directory.</text:span></text:p>
            <text:p><text:span text:style-name="T38">Copy the public key and paste in the gitlab location.</text:span></text:p>
            <text:p/>
            <text:p><text:span text:style-name="T38">ssh-agent $(ssh-add C:\Users\youname\.ssh\id_rsa; git clone </text:span>git@gitlab.com<text:span text:style-name="T38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<text:span text:style-name="T8">.GITIGNORE</text:span></text:p>
          </table:table-cell>
          <table:table-cell table:style-name="ce18"/>
          <table:table-cell table:number-columns-repeated="1022"/>
        </table:table-row>
        <table:table-row table:style-name="ro14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8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8">Если шаблон начинается со слеша, то он соответствует файлам и каталогам только в корне хранилища. ???</text:span></text:p>
            <text:p/>
            <text:p><text:span text:style-name="T66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4">
          <table:table-cell table:style-name="ce19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8">file.o</text:span></text:p>
            <text:p><text:span text:style-name="T38">file.a</text:span></text:p>
            <text:p><text:span text:style-name="T38">dsfgfdg.o</text:span></text:p>
            <text:p/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8">Если первым знаком стоит восклицательный, он зачит отрицание - любой символ КРОМЕ указанных в скобках</text:span></text:p>
            <text:p><text:span text:style-name="T38">file.s</text:span></text:p>
            <text:p><text:span text:style-name="T38">file.1</text:span></text:p>
            <text:p><text:span text:style-name="T38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8">!.gitignore</text:span></text:p>
            <text:p><text:span text:style-name="T38">!script.pl</text:span></text:p>
            <text:p><text:span text:style-name="T38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8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8">!*/a/b/file1.txt</text:span></text:p>
            <text:p><text:span text:style-name="T38">!*/a/b/c/*</text:span></text:p>
          </table:table-cell>
          <table:table-cell table:style-name="ce2" office:value-type="string" calcext:value-type="string">
            <text:p><text:span text:style-name="T38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8">/files/data.zip</text:span></text:p>
            <text:p><text:span text:style-name="T38">/server.log</text:span></text:p>
            <text:p><text:span text:style-name="T38">/uploads/users/data/info.xls</text:span></text:p>
          </table:table-cell>
          <table:table-cell table:style-name="ce2" office:value-type="string" calcext:value-type="string">
            <text:p><text:span text:style-name="T38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38">*.zip</text:span></text:p>
            <text:p><text:span text:style-name="T38">*.log</text:span></text:p>
            <text:p><text:span text:style-name="T38">*.pdf</text:span></text:p>
            <text:p><text:span text:style-name="T38">*.xls</text:span></text:p>
          </table:table-cell>
          <table:table-cell table:style-name="ce2" office:value-type="string" calcext:value-type="string">
            <text:p><text:span text:style-name="T38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7">Игнорирование конкретного файла </text:span><text:span text:style-name="T68">ТОЛЬКО в корне проекта</text:span></text:p>
            <text:p><text:span text:style-name="T66">(корнём считается расположение файла .gitignore)</text:span></text:p>
            <text:p><text:span text:style-name="T66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8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3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9">Игнорирование всех файлов и папок ТОЛЬКО в конкретной директории </text:span><text:span text:style-name="T70">корень/</text:span><text:span text:style-name="T71">images</text:span></text:p>
            <text:p><text:span text:style-name="T38">(включая поддиректории и файлы в них)</text:span></text:p>
            <text:p><text:span text:style-name="T38">Например /images/user.jpg, /images/company/logo.png</text:span></text:p>
            <text:p><text:span text:style-name="T38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8">Игнорирование ВСЕХ html-файлов в ОДНОЙ КОНКРЕТНОЙ директории(НЕ ВКЛЮЧАЯ поддиректории)</text:span></text:p>
            <text:p><text:span text:style-name="T38"># Например /private/index.html</text:span></text:p>
            <text:p><text:span text:style-name="T38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8">Игнорирование ВСЕХ html-файлов в КОНКРЕТНОЙ директории ВКЛЮЧАЯ поддиректории</text:span></text:p>
            <text:p><text:span text:style-name="T38"># Например /private/info.html, /private/users/ivan/info.html</text:span>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8">/secret/*</text:span></text:p>
            <text:p><text:span text:style-name="T38">!/secret/free.txt</text:span></text:p>
          </table:table-cell>
          <table:table-cell table:style-name="ce2" office:value-type="string" calcext:value-type="string">
            <text:p><text:span text:style-name="T38">Исключение из игнорирования</text:span></text:p>
            <text:p><text:span text:style-name="T38"># Игнорирование ВСЕХ файлов и папок внутри директории /secret,</text:span></text:p>
            <text:p><text:span text:style-name="T38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8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8">Игнорирование всех JPG и JPEG файлов внутри директорий,</text:span></text:p>
            <text:p><text:span text:style-name="T38">которые начинаются на "h" и МОГУТ содержать ещё один символ после</text:span></text:p>
            <text:p><text:span text:style-name="T38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CI/CD</text:p>
          </table:table-cell>
          <table:table-cell table:style-name="ce18"/>
          <table:table-cell table:number-columns-repeated="1022"/>
        </table:table-row>
        <table:table-row table:style-name="ro14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5">
          <table:table-cell table:style-name="ce20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10"/>
          <table:table-cell table:number-columns-repeated="1022"/>
        </table:table-row>
        <table:table-row table:style-name="ro10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48">$CI_COMMIT_REF_SLUG</text:span></text:p>
          </table:table-cell>
          <table:table-cell table:style-name="ce2" office:value-type="string" calcext:value-type="string">
            <text:p><text:span text:style-name="T38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4">
          <table:table-cell table:style-name="ce21" office:value-type="string" calcext:value-type="string">
            <text:p><text:span text:style-name="T49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0">- </text:span><text:span text:style-name="T51">echo</text:span><text:span text:style-name="T52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2" office:value-type="string" calcext:value-type="string">
            <text:p><text:span text:style-name="T53">.deploy_common:</text:span></text:p>
            <text:p><text:span text:style-name="T54"># common config HERE</text:span></text:p>
            <text:p/>
            <text:p><text:span text:style-name="T55">deploy_master_CD</text:span><text:span text:style-name="T56">:</text:span></text:p>
            <text:p><text:span text:style-name="T55">extends</text:span><text:span text:style-name="T56">: .deploy_common</text:span></text:p>
            <text:p><text:span text:style-name="T55">only</text:span><text:span text:style-name="T56">:</text:span></text:p>
            <text:p><text:span text:style-name="T55">refs</text:span><text:span text:style-name="T56">:</text:span></text:p>
            <text:p><text:span text:style-name="T57">- master</text:span></text:p>
            <text:p/>
            <text:p><text:span text:style-name="T55">deploy_manual</text:span><text:span text:style-name="T56">:</text:span></text:p>
            <text:p><text:span text:style-name="T55">extends</text:span><text:span text:style-name="T56">: .deploy_common</text:span></text:p>
            <text:p><text:span text:style-name="T55">when</text:span><text:span text:style-name="T56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5">deploy</text:span><text:span text:style-name="T56">:</text:span></text:p>
            <text:p><text:span text:style-name="T55">rules</text:span><text:span text:style-name="T56">:</text:span></text:p>
            <text:p><text:span text:style-name="T58">- </text:span><text:span text:style-name="T59">if</text:span><text:span text:style-name="T60">: '$CI_COMMIT_REF_NAME == "master"'</text:span></text:p>
            <text:p><text:span text:style-name="T58">- </text:span><text:span text:style-name="T59">when</text:span><text:span text:style-name="T60">: manual</text:span></text:p>
          </table:table-cell>
          <table:table-cell table:style-name="ce10" office:value-type="string" calcext:value-type="string">
            <text:p><text:span text:style-name="T20">УСЛОВИЯ запуска лучше ставить через </text:span><text:span text:style-name="T72">rules</text:span><text:span text:style-name="T73">, НЕ через only/except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26">
          <table:table-cell table:style-name="ce2" table:number-columns-repeated="2"/>
          <table:table-cell table:number-columns-repeated="1022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3"/>
        <table:table-column table:style-name="co8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7">
          <table:table-cell table:style-name="ce24" office:value-type="string" calcext:value-type="string">
            <text:p>https://habr.com/ru/post/310460</text:p>
            <text:p/>
          </table:table-cell>
          <table:table-cell table:style-name="ce24" office:value-type="string" calcext:value-type="string">
            <text:p><text:span text:style-name="T210">отличное пособие</text:span>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5">
          <table:table-cell table:style-name="ce27"/>
          <table:table-cell table:style-name="ce26" office:value-type="string" calcext:value-type="string">
            <text:p><text:span text:style-name="T211">Docker Desktop</text:span> разворачивает приложения по умолчанию на адресе localhost</text:p>
            <text:p><text:span text:style-name="T211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/>
            <text:p>winpty docker exec -it //bin//sh</text:p>
          </table:table-cell>
          <table:table-cell table:style-name="ce2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28" office:value-type="string" calcext:value-type="string">
            <text:p>sudo groupadd docker</text:p>
            <text:p>sudo</text:p>
            <text:p/>
            <text:p/>
            <text:p/>
            <text:p><text:span text:style-name="T74">sudo gpasswd -a $USER docker</text:span></text:p>
          </table:table-cell>
          <table:table-cell table:style-name="ce26" office:value-type="string" calcext:value-type="string">
            <text:p><text:span text:style-name="T212">To run docker without sudo:</text:span></text:p>
            <text:p><text:span text:style-name="T212">Add the docker group if it doesn't already exist.</text:span></text:p>
            <text:p><text:span text:style-name="T212">Add the connected user "$USER" to the docker group.</text:span></text:p>
            <text:p/>
            <text:p><text:span text:style-name="T212">Change the user name to match your preferred user if you do not want to use your current user:</text:span></text:p>
            <text:p/>
            <text:p><text:span text:style-name="T213">Either do a </text:span><text:span text:style-name="T214">newgrp docker</text:span><text:span text:style-name="T215"> or log out/in to activate the changes to groups.</text:span></text:p>
            <text:p><text:span text:style-name="T212">You can use</text:span></text:p>
            <text:p><text:span text:style-name="T74">docker run hello-world</text:span></text:p>
            <text:p><text:span text:style-name="T212">to check if you can run docker without sudo.</text:span></text:p>
            <text:p><text:span text:style-name="T74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Анализ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>
            <text:p>docker <text:span text:style-name="T7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6">docker ps</text:span><text:span text:style-name="T77"> </text:span><text:span text:style-name="T78">-a -q</text:span></text:p>
          </table:table-cell>
          <table:table-cell table:style-name="ce2" office:value-type="string" calcext:value-type="string">
            <text:p><text:span text:style-name="T216">увидеть </text:span><text:span text:style-name="T78">только ID всех</text:span><text:span text:style-name="T77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6">docker</text:span><text:span text:style-name="T77"> </text:span><text:span text:style-name="T78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9">docker logs</text:span><text:span text:style-name="T77"> </text:span><text:span text:style-name="T80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81">docker </text:span><text:span text:style-name="T82">run</text:span><text:span text:style-name="T83"> -it </text:span><text:span text:style-name="T84">&lt;image name or ID&gt; </text:span><text:span text:style-name="T82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85">docker </text:span><text:span text:style-name="T86">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29" office:value-type="string" calcext:value-type="string">
            <text:p>ТЭГИ</text:p>
          </table:table-cell>
          <table:table-cell table:style-name="ce29"/>
          <table:table-cell table:number-columns-repeated="1022"/>
        </table:table-row>
        <table:table-row table:style-name="ro29">
          <table:table-cell table:style-name="ce2"/>
          <table:table-cell table:style-name="ce2" office:value-type="string" calcext:value-type="string">
            <text:p><text:span text:style-name="T7">Создают доп. ссылку на имадж.</text:span></text:p>
            <text:p><text:span text:style-name="T7">Старая ссылка, если была, то остается, и получается 2 ссылки на 1 имадж.</text:span></text:p>
            <text:p><text:span text:style-name="T7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docker <text:span text:style-name="T1">tag</text:span> <text:span text:style-name="T87">0e5574283393</text:span> <text:span text:style-name="T29">fedora</text:span>/<text:span text:style-name="T29">httpd</text:span>:<text:span text:style-name="T88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Построение образ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32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2" office:value-type="string" calcext:value-type="string">
            <text:p><text:span text:style-name="T89">docker build</text:span> <text:span text:style-name="T90">-t </text:span><text:span text:style-name="T91">&lt;имя имаджа&gt;</text:span>:<text:span text:style-name="T29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17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92">docker build </text:span><text:span text:style-name="T93">-f Dockerfile</text:span><text:span text:style-name="T94"> -t </text:span><text:span text:style-name="T95">&lt;имя имаджа&gt;</text:span><text:span text:style-name="T96">:&lt;тэг&gt; </text:span><text:span text:style-name="T94">.</text:span></text:p>
          </table:table-cell>
          <table:table-cell table:style-name="ce2" office:value-type="string" calcext:value-type="string">
            <text:p><text:span text:style-name="T15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7">docker build -t </text:span><text:span text:style-name="T98">&lt;DockerHub account name&gt;</text:span><text:span text:style-name="T99">/</text:span><text:span text:style-name="T100">&lt;New Image name&gt;</text:span><text:span text:style-name="T101">:</text:span><text:span text:style-name="T102">&lt;Tag of version&gt;</text:span><text:span text:style-name="T99"> .</text:span></text:p>
          </table:table-cell>
          <table:table-cell table:style-name="ce2" office:value-type="string" calcext:value-type="string">
            <text:p><text:span text:style-name="T152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16">запускает образ в </text:span><text:span text:style-name="T218">detached режиме (</text:span><text:span text:style-name="T77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run -it </text:span><text:span text:style-name="T104">&lt;image name or ID&gt; </text:span><text:span text:style-name="T105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Запуск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>
            <text:p>run <text:span text:style-name="T106">= docker create + docker start</text:span>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6" office:value-type="string" calcext:value-type="string">
            <text:p><text:span text:style-name="T107">docker run </text:span><text:span text:style-name="T108">&lt;имя имаджа&gt;</text:span></text:p>
          </table:table-cell>
          <table:table-cell table:style-name="ce2" office:value-type="string" calcext:value-type="string">
            <text:p><text:span text:style-name="T152">запустить контейнер,</text:span></text:p>
            <text:p><text:span text:style-name="T152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09">docker run</text:span><text:span text:style-name="T110"> </text:span><text:span text:style-name="T111">&lt;имя имаджа&gt; </text:span><text:span text:style-name="T110">command</text:span></text:p>
          </table:table-cell>
          <table:table-cell table:style-name="ce2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12">docker run</text:span><text:span text:style-name="T101"> </text:span><text:span text:style-name="T113">--name</text:span><text:span text:style-name="T101"> </text:span><text:span text:style-name="T114">&lt;имя контейнера&gt;</text:span><text:span text:style-name="T101"> </text:span><text:span text:style-name="T115">&lt;имя имаджа&gt;</text:span></text:p>
          </table:table-cell>
          <table:table-cell table:style-name="ce2" office:value-type="string" calcext:value-type="string">
            <text:p><text:span text:style-name="T219">создать и запустить контейнер, указав ему </text:span><text:span text:style-name="T220">ИМ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16">docker </text:span><text:span text:style-name="T117">run --name </text:span><text:span text:style-name="T118">&lt;имя контейнера&gt;</text:span><text:span text:style-name="T119"> </text:span><text:span text:style-name="T120">-d</text:span><text:span text:style-name="T121"> </text:span><text:span text:style-name="T122">&lt;имя имаджа&gt;</text:span></text:p>
          </table:table-cell>
          <table:table-cell table:style-name="ce34" office:value-type="string" calcext:value-type="string">
            <text:p>создать и запустить контейнер <text:span text:style-name="T221">фоном, ДЕМОНОМ</text:span><text:span text:style-name="T222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23">start </text:span><text:span text:style-name="T124">&lt;container ID&gt;</text:span></text:p>
          </table:table-cell>
          <table:table-cell table:style-name="ce2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start</text:span><text:span text:style-name="T105"> </text:span><text:span text:style-name="T125">225824d4f37c</text:span></text:p>
          </table:table-cell>
          <table:table-cell table:style-name="ce2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81">docker start</text:span><text:span text:style-name="T126"> </text:span><text:span text:style-name="T127">-a</text:span><text:span text:style-name="T126"> </text:span><text:span text:style-name="T128">225824d4f37c</text:span></text:p>
          </table:table-cell>
          <table:table-cell table:style-name="ce26" office:value-type="string" calcext:value-type="string">
            <text:p><text:span text:style-name="T223">start a container with ID 225824d4f37c </text:span><text:span text:style-name="T224">showing</text:span><text:span text:style-name="T105"> its output in terminal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32">
          <table:table-cell table:style-name="ce31" office:value-type="string" calcext:value-type="string">
            <text:p><text:span text:style-name="T129">docker </text:span><text:span text:style-name="T130">run</text:span><text:span text:style-name="T101"> </text:span><text:span text:style-name="T131">-it</text:span><text:span text:style-name="T101"> </text:span><text:span text:style-name="T132">-p</text:span><text:span text:style-name="T101"> 1234:8080 tomcat</text:span></text:p>
          </table:table-cell>
          <table:table-cell table:style-name="ce31" office:value-type="string" calcext:value-type="string">
            <text:p><text:span text:style-name="T49">запустить Томкат</text:span></text:p>
            <text:p><text:span text:style-name="T225">-it</text:span><text:span text:style-name="T179"> - интерактивно, будем видеть, как он бежит в терминале,</text:span></text:p>
            <text:p><text:span text:style-name="T225">-p</text:span><text:span text:style-name="T179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run -it -p 8888:80 nginx</text:p>
          </table:table-cell>
          <table:table-cell table:style-name="ce3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 открытым терминалом внутри контейнера</text:p>
          </table:table-cell>
          <table:table-cell table:style-name="ce36"/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33">docker run </text:span><text:span text:style-name="T134">busybox</text:span><text:span text:style-name="T110"> </text:span><text:span text:style-name="T135">&lt;LINUX COMMAND&gt;</text:span></text:p>
          </table:table-cell>
          <table:table-cell table:style-name="ce26" office:value-type="string" calcext:value-type="string">
            <text:p><text:span text:style-name="T223">контейнер</text:span><text:span text:style-name="T226">, </text:span><text:span text:style-name="T227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26" office:value-type="string" calcext:value-type="string">
            <text:p><text:span text:style-name="T136">docker run </text:span><text:span text:style-name="T137">-it</text:span><text:span text:style-name="T138"> </text:span><text:span text:style-name="T139">busybox</text:span><text:span text:style-name="T138"> </text:span><text:span text:style-name="T140">sh</text:span></text:p>
          </table:table-cell>
          <table:table-cell table:style-name="ce26" office:value-type="string" calcext:value-type="string">
            <text:p><text:span text:style-name="T228">run a container with this window </text:span><text:span text:style-name="T229">connected to STDIN</text:span><text:span text:style-name="T126"> of a container and </text:span><text:span text:style-name="T230">linux terminal opened</text:span><text:span text:style-name="T126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 ПОРТАМИ</text:p>
          </table:table-cell>
          <table:table-cell table:style-name="ce36"/>
          <table:table-cell table:number-columns-repeated="1022"/>
        </table:table-row>
        <table:table-row table:style-name="ro32">
          <table:table-cell table:style-name="ce26" office:value-type="string" calcext:value-type="string">
            <text:p><text:span text:style-name="T141">docker run</text:span><text:span text:style-name="T101"> </text:span><text:span text:style-name="T142">-p</text:span><text:span text:style-name="T101"> </text:span><text:span text:style-name="T142">8080</text:span><text:span text:style-name="T101">:8080 </text:span><text:span text:style-name="T115">&lt;image name or ID&gt;</text:span></text:p>
          </table:table-cell>
          <table:table-cell table:style-name="ce26" office:value-type="string" calcext:value-type="string">
            <text:p><text:span text:style-name="T223">Порты: </text:span><text:span text:style-name="T231">СНАРУЖИ</text:span><text:span text:style-name="T105">:ВНУТРИ.</text:span></text:p>
            <text:p><text:span text:style-name="T223">run a container with </text:span><text:span text:style-name="T232">redirecting incoming fetches</text:span><text:span text:style-name="T105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амоликвидация контейнера</text:p>
          </table:table-cell>
          <table:table-cell table:style-name="ce36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7">docker run --name</text:span><text:span text:style-name="T101"> </text:span><text:span text:style-name="T143">&lt;имя контейнера&gt;</text:span><text:span text:style-name="T101"> </text:span><text:span text:style-name="T144">-d</text:span><text:span text:style-name="T113"> --rm </text:span><text:span text:style-name="T102">&lt;имя имаджа&gt;</text:span></text:p>
          </table:table-cell>
          <table:table-cell table:style-name="ce26" office:value-type="string" calcext:value-type="string">
            <text:p><text:span text:style-name="T233">- создать и запустить контейнер </text:span><text:span text:style-name="T188">фоном</text:span><text:span text:style-name="T175">, </text:span><text:span text:style-name="T20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6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ВРЕМЕННЫЕ ЗОНЫ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92">docker run --rm --name</text:span><text:span text:style-name="T96"> </text:span><text:span text:style-name="T145">&lt;имя контейнера&gt;</text:span><text:span text:style-name="T96"> -d -p 8080:8080 </text:span><text:span text:style-name="T146">-e TZ=Europe/Moscow</text:span><text:span text:style-name="T96"> &lt;имя имаджа&gt;</text:span></text:p>
          </table:table-cell>
          <table:table-cell table:style-name="ce2" office:value-type="string" calcext:value-type="string">
            <text:p><text:span text:style-name="T152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ХРАНЕНИЕ ДАННЫХ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37" office:value-type="string" calcext:value-type="string">
            <text:p><text:span text:style-name="T147">docker run --name</text:span> <text:span text:style-name="T148">&lt;имя контейнера&gt; </text:span>-<text:span text:style-name="T149">d</text:span> -<text:span text:style-name="T150">p</text:span> 8080:8080 -<text:span text:style-name="T151">e</text:span> <text:span text:style-name="T152">TZ</text:span>=<text:span text:style-name="T153">Europe</text:span>/<text:span text:style-name="T154">Moscow</text:span> <text:span text:style-name="T155">-v &lt;абсолютный путь на хостовой машине&gt;: &lt;абсолютный путь внутри контейнера</text:span><text:span text:style-name="T156">&gt; &lt;имя имаджа&gt;</text:span></text:p>
          </table:table-cell>
          <table:table-cell table:style-name="ce2" office:value-type="string" calcext:value-type="string">
            <text:p><text:span text:style-name="T216">монтирование папки для сохранения данных </text:span><text:span text:style-name="T78">внутри контейнера</text:span><text:span text:style-name="T77"> между запусками</text:span></text:p>
          </table:table-cell>
          <table:table-cell table:number-columns-repeated="1022"/>
        </table:table-row>
        <table:table-row table:style-name="ro29">
          <table:table-cell table:style-name="ce26" office:value-type="string" calcext:value-type="string">
            <text:p><text:span text:style-name="T157">docker run -p 3000:3000 </text:span><text:span text:style-name="T137">-v app/node_modules</text:span><text:span text:style-name="T158"> </text:span><text:span text:style-name="T159">-v $(pwd):/app</text:span><text:span text:style-name="T158"> </text:span><text:span text:style-name="T139">&lt;image ID&gt;</text:span></text:p>
          </table:table-cell>
          <table:table-cell table:style-name="ce26" office:value-type="string" calcext:value-type="string">
            <text:p><text:span text:style-name="T234">put a bookmark on a nod modules folder of a container (bookmark means «Don“t touch it, don“t reference, this folder works fine»)</text:span><text:span text:style-name="T105"> and </text:span><text:span text:style-name="T235">make reference of our (PWD — print working directory) workdir folder to a folder inside a container</text:span></text:p>
            <text:p><text:span text:style-name="T49">(we make a volume = refernce)</text:span></text:p>
          </table:table-cell>
          <table:table-cell table:number-columns-repeated="1022"/>
        </table:table-row>
        <table:table-row table:style-name="ro5">
          <table:table-cell table:style-name="ce26" office:value-type="string" calcext:value-type="string">
            <text:p><text:span text:style-name="T160">docker</text:span><text:span text:style-name="T161"> </text:span><text:span text:style-name="T162">run</text:span><text:span text:style-name="T163"> --</text:span><text:span text:style-name="T164">rm</text:span><text:span text:style-name="T165"> -</text:span><text:span text:style-name="T164">d</text:span><text:span text:style-name="T163"> -</text:span><text:span text:style-name="T162">p</text:span><text:span text:style-name="T166"> 27017: 27017 </text:span><text:span text:style-name="T162">mongo</text:span></text:p>
          </table:table-cell>
          <table:table-cell table:style-name="ce26" office:value-type="string" calcext:value-type="string">
            <text:p><text:span text:style-name="T49">запуск контейнера </text:span>Mongo из имаджа с Докер-библиотеки. <text:span text:style-name="T211">Временная</text:span> ДБ, которая <text:span text:style-name="T211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36" office:value-type="string" calcext:value-type="string">
            <text:p>VOLUME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67">docker volume create</text:span><text:span text:style-name="T105"> </text:span><text:span text:style-name="T168">&lt;имя волюма&gt;</text:span></text:p>
          </table:table-cell>
          <table:table-cell table:style-name="ce26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69">docker 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span text:style-name="T170">docker run --rm --name</text:span> &lt; имя контейнера &gt; <text:span text:style-name="T171">-d -p 8080:8080 -e TZ=Europe/Moscow -</text:span><text:span text:style-name="T172">v &lt;ИМЯ ВОЛЮМА&gt;: &lt;абсолютный путь внутри контейнера</text:span>&gt; &lt; имя имаджа &gt;</text:p>
          </table:table-cell>
          <table:table-cell table:style-name="ce26" office:value-type="string" calcext:value-type="string">
            <text:p>монтирование папки для сохранения данных <text:span text:style-name="T236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Работа с функционирующим контейнером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8" office:value-type="string" calcext:value-type="string">
            <text:p>exec</text:p>
          </table:table-cell>
          <table:table-cell table:style-name="ce2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</text:span> exec -it &lt;container ID&gt; &lt;command&gt;</text:p>
          </table:table-cell>
          <table:table-cell table:style-name="ce2" office:value-type="string" calcext:value-type="string">
            <text:p><text:span text:style-name="T237">allows to provide input</text:span><text:span text:style-name="T96"> </text:span><text:span text:style-name="T93">with tips and help</text:span><text:span text:style-name="T96"> to STDIN and </text:span><text:span text:style-name="T238">send another command</text:span><text:span text:style-name="T96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73">docker exec -it </text:span><text:span text:style-name="T174">&lt;container ID&gt;</text:span><text:span text:style-name="T175"> </text:span><text:span text:style-name="T176">sh</text:span></text:p>
          </table:table-cell>
          <table:table-cell table:style-name="ce26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exec -it <text:span text:style-name="T177">&lt;container ID&gt;</text:span> /bin/bash</text:p>
          </table:table-cell>
          <table:table-cell table:style-name="ce26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2">Ctrl+D or ‘exit’</text:span></text:p>
          </table:table-cell>
          <table:table-cell table:style-name="ce2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5">
          <table:table-cell table:style-name="ce26" office:value-type="string" calcext:value-type="string">
            <text:p><text:span text:style-name="T178">docker </text:span><text:span text:style-name="T86">commit</text:span><text:span text:style-name="T179"> </text:span><text:span text:style-name="T180">-c</text:span><text:span text:style-name="T179"> </text:span><text:span text:style-name="T181">„CMD [«redis-server»]“</text:span><text:span text:style-name="T179"> </text:span><text:span text:style-name="T182">&lt;ID of a container&gt;</text:span></text:p>
          </table:table-cell>
          <table:table-cell table:style-name="ce26" office:value-type="string" calcext:value-type="string">
            <text:p><text:span text:style-name="T49">Создаёт имадж из выбранного контейнера.</text:span></text:p>
            <text:p><text:span text:style-name="T49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9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85">docker </text:span><text:span text:style-name="T86">commit</text:span><text:span text:style-name="T183"> </text:span><text:span text:style-name="T184">5267e21d140</text:span><text:span text:style-name="T183"> </text:span><text:span text:style-name="T185">denis_v2</text:span><text:span text:style-name="T183">:</text:span><text:span text:style-name="T186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9">
          <table:table-cell table:style-name="ce2" office:value-type="string" calcext:value-type="string">
            <text:p><text:span text:style-name="T75">docker</text:span> <text:span text:style-name="T187">cp</text:span> foo.txt <text:span text:style-name="T88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<text:span text:style-name="T187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</text:span> <text:span text:style-name="T187">cp</text:span> src/. mycontainer:/target</text:p>
            <text:p><text:span text:style-name="T75">docker</text:span> <text:span text:style-name="T187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Остановк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133">docker </text:span><text:span text:style-name="T188">stop</text:span><text:span text:style-name="T110"> </text:span><text:span text:style-name="T174">&lt;name or ID of a container&gt;</text:span></text:p>
          </table:table-cell>
          <table:table-cell table:style-name="ce26" office:value-type="string" calcext:value-type="string">
            <text:p><text:span text:style-name="T239">stop </text:span><text:span text:style-name="T179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73">docker </text:span><text:span text:style-name="T176">kill</text:span><text:span text:style-name="T175"> </text:span><text:span text:style-name="T174">&lt;name or ID of a container&gt;</text:span></text:p>
          </table:table-cell>
          <table:table-cell table:style-name="ce26" office:value-type="string" calcext:value-type="string">
            <text:p><text:span text:style-name="T240">kill</text:span><text:span text:style-name="T125"> container </text:span><text:span text:style-name="T105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<text:span text:style-name="T189">stop</text:span> $(<text:span text:style-name="T75">docker</text:span> <text:span text:style-name="T187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Удаление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38" office:value-type="string" calcext:value-type="string">
            <text:p>system prune</text:p>
          </table:table-cell>
          <table:table-cell table:style-name="ce26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26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<text:span text:style-name="T190"> </text:span><text:span text:style-name="T191">rm</text:span><text:span text:style-name="T192"> </text:span><text:span text:style-name="T193">&lt;ID контейнера или имя&gt;</text:span></text:p>
          </table:table-cell>
          <table:table-cell table:style-name="ce2" office:value-type="string" calcext:value-type="string">
            <text:p><text:span text:style-name="T216">остановить выполнение контейнера и </text:span><text:span text:style-name="T78">удалить</text:span><text:span text:style-name="T77"> его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pan text:style-name="T194">docker rm</text:span><text:span text:style-name="T195"> $(</text:span><text:span text:style-name="T196">docker ps</text:span><text:span text:style-name="T192"> -</text:span><text:span text:style-name="T197">qa)</text:span></text:p>
          </table:table-cell>
          <table:table-cell table:style-name="ce26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8">docker</text:span><text:span text:style-name="T199"> </text:span><text:span text:style-name="T200">rmi</text:span><text:span text:style-name="T199"> </text:span><text:span text:style-name="T201">&lt;имя имаджа&gt;</text:span></text:p>
          </table:table-cell>
          <table:table-cell table:style-name="ce26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2">docker</text:span><text:span text:style-name="T96"> </text:span><text:span text:style-name="T94">rmi</text:span><text:span text:style-name="T96"> $(</text:span><text:span text:style-name="T202">docker images -q</text:span><text:span text:style-name="T96">)</text:span></text:p>
          </table:table-cell>
          <table:table-cell table:style-name="ce2" office:value-type="string" calcext:value-type="string">
            <text:p><text:span text:style-name="T152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3">sudo docker rmi </text:span><text:span text:style-name="T204">$(</text:span><text:span text:style-name="T205">sudo docker images -f</text:span><text:span text:style-name="T204"> "dangling=true" -q)</text:span></text:p>
          </table:table-cell>
          <table:table-cell table:style-name="ce25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Dockerfile</text:p>
          </table:table-cell>
          <table:table-cell table:style-name="ce2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106">FROM python:3.6</text:span></text:p>
            <text:p><text:span text:style-name="T206">RUN mkdir -p </text:span><text:span text:style-name="T207">/usr/src/app/</text:span></text:p>
            <text:p><text:span text:style-name="T206">WORKDIR </text:span><text:span text:style-name="T207">/usr/src/app/</text:span>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33">COPY </text:span><text:span text:style-name="T208">.</text:span><text:span text:style-name="T110"> </text:span><text:span text:style-name="T209">/usr/src/app/</text:span></text:p>
          </table:table-cell>
          <table:table-cell table:style-name="ce27" office:value-type="string" calcext:value-type="string">
            <text:p>- <text:span text:style-name="T241">a path on our computer relatively to a build context</text:span> and <text:span text:style-name="T242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31" office:value-type="string" calcext:value-type="string">
            <text:p><text:span text:style-name="T49">CMD [“python”, “app.py”]</text:span></text:p>
          </table:table-cell>
          <table:table-cell table:style-name="ce2" office:value-type="string" calcext:value-type="string">
            <text:p><text:span text:style-name="T219">вместо CMD может быть </text:span><text:span text:style-name="T243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ENV TZ Europe/Moscow</text:p>
          </table:table-cell>
          <table:table-cell table:style-name="ce39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6">
          <table:table-cell table:style-name="ce2" office:value-type="string" calcext:value-type="string">
            <text:p><text:span text:style-name="T106">FROM python:3.8</text:span></text:p>
            <text:p><text:span text:style-name="T106">RUN mkdir -p /usr/src/app1/</text:span></text:p>
            <text:p><text:span text:style-name="T106">WORKDIR /usr/src/app1/</text:span></text:p>
            <text:p><text:span text:style-name="T106">COPY . /usr/src/app1/</text:span></text:p>
            <text:p><text:span text:style-name="T106">RUN pip install --no-cache-dir -r requirements.txt</text:span></text:p>
            <text:p><text:span text:style-name="T106">EXPOSE 8080</text:span></text:p>
            <text:p/>
            <text:p><text:span text:style-name="T106">ENTRYPOINT ["python"]</text:span></text:p>
            <text:p><text:span text:style-name="T106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4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9">docker-compose</text:span> <text:span text:style-name="T187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number-columns-repeated="2" table:default-cell-style-name="ce42"/>
        <table:table-column table:style-name="co4" table:number-columns-repeated="62" table:default-cell-style-name="ce42"/>
        <table:table-column table:style-name="co4" table:number-columns-repeated="960" table:default-cell-style-name="ce1"/>
        <table:table-row table:style-name="ro1">
          <table:table-cell table:style-name="ce41" table:number-columns-repeated="2"/>
          <table:table-cell table:number-columns-repeated="1022"/>
        </table:table-row>
        <table:table-row table:style-name="ro2">
          <table:table-cell table:style-name="ce43" office:value-type="string" calcext:value-type="string">
            <text:p>Windows Server</text:p>
          </table:table-cell>
          <table:table-cell table:style-name="ce43"/>
          <table:table-cell table:number-columns-repeated="1022"/>
        </table:table-row>
        <table:table-row table:style-name="ro13">
          <table:table-cell table:style-name="ce41"/>
          <table:table-cell table:style-name="ce41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shutdown -r</text:p>
          </table:table-cell>
          <table:table-cell table:style-name="ce41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4">
          <table:table-cell table:style-name="ce41" office:value-type="string" calcext:value-type="string">
            <text:p>shutdown -r -t 60</text:p>
          </table:table-cell>
          <table:table-cell table:style-name="ce41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2">
          <table:table-cell table:style-name="ce43" office:value-type="string" calcext:value-type="string">
            <text:p>Windows 10</text:p>
          </table:table-cell>
          <table:table-cell table:style-name="ce43"/>
          <table:table-cell table:number-columns-repeated="1022"/>
        </table:table-row>
        <table:table-row table:style-name="ro9">
          <table:table-cell table:style-name="ce41" office:value-type="string" calcext:value-type="string">
            <text:p>powercfg.exe /hibernate off</text:p>
          </table:table-cell>
          <table:table-cell table:style-name="ce41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41" table:number-columns-repeated="2"/>
          <table:table-cell table:number-columns-repeated="1022"/>
        </table:table-row>
        <table:table-row table:style-name="ro2">
          <table:table-cell table:style-name="ce41" office:value-type="string" calcext:value-type="string">
            <text:p>Планировщик задач</text:p>
          </table:table-cell>
          <table:table-cell table:style-name="ce44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41" table:number-columns-repeated="2"/>
          <table:table-cell table:number-columns-repeated="1022"/>
        </table:table-row>
        <table:table-row table:style-name="ro4">
          <table:table-cell table:style-name="ce41" office:value-type="string" calcext:value-type="string">
            <text:p>cls</text:p>
          </table:table-cell>
          <table:table-cell table:style-name="ce41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 table:number-rows-repeated="11">
          <table:table-cell table:style-name="ce41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1:32:29.2536219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0-05T18:21:51.723186878</dc:date>
    <meta:editing-cycles>474</meta:editing-cycles>
    <meta:editing-duration>PT16H49M38S</meta:editing-duration>
    <meta:document-statistic meta:table-count="4" meta:cell-count="772" meta:object-count="0"/>
  </office:meta>
</office:document-meta>
</file>